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3.4634in"/>
    </style:style>
    <style:style style:name="co5" style:family="table-column">
      <style:table-column-properties fo:break-before="auto" style:column-width="3.113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1fd55"/>
    </style:style>
    <style:style style:name="ce1" style:family="table-cell" style:parent-style-name="Default">
      <style:table-cell-properties fo:background-color="#fffd59"/>
    </style:style>
  </office:automatic-styles>
  <office:body>
    <office:spreadsheet>
      <table:calculation-settings table:automatic-find-labels="false" table:use-regular-expressions="false" table:use-wildcards="true"/>
      <table:table table:name="personal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ies</text:p>
          </table:table-cell>
          <table:table-cell table:number-columns-repeated="101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229124" calcext:value-type="float">
            <text:p>13229124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adsquare data alliance &gt; fr &gt; demographics &gt; marital status &gt; divorced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73729" calcext:value-type="float">
            <text:p>4073729</text:p>
          </table:table-cell>
          <table:table-cell table:style-name="ce2" office:value-type="string" calcext:value-type="string">
            <text:p>divorce</text:p>
          </table:table-cell>
          <table:table-cell table:style-name="ce2" office:value-type="string" calcext:value-type="string">
            <text:p>international_eu - france relationship status - divorced </text:p>
          </table:table-cell>
          <table:table-cell table:style-name="ce2" office:value-type="string" calcext:value-type="string">
            <text:p>['france']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74651" calcext:value-type="float">
            <text:p>4074651</text:p>
          </table:table-cell>
          <table:table-cell table:style-name="ce2" office:value-type="string" calcext:value-type="string">
            <text:p>divorce</text:p>
          </table:table-cell>
          <table:table-cell table:style-name="ce2" office:value-type="string" calcext:value-type="string">
            <text:p>international_eu - germany relationship status - divorced </text:p>
          </table:table-cell>
          <table:table-cell table:style-name="ce2" office:value-type="string" calcext:value-type="string">
            <text:p>['germany']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75657" calcext:value-type="float">
            <text:p>4075657</text:p>
          </table:table-cell>
          <table:table-cell table:style-name="ce2" office:value-type="string" calcext:value-type="string">
            <text:p>divorce</text:p>
          </table:table-cell>
          <table:table-cell table:style-name="ce2" office:value-type="string" calcext:value-type="string">
            <text:p>international_eu - italy relationship status - divorced </text:p>
          </table:table-cell>
          <table:table-cell table:style-name="ce2" office:value-type="string" calcext:value-type="string">
            <text:p>['italy']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71341" calcext:value-type="float">
            <text:p>4071341</text:p>
          </table:table-cell>
          <table:table-cell table:style-name="ce2" office:value-type="string" calcext:value-type="string">
            <text:p>divorce</text:p>
          </table:table-cell>
          <table:table-cell table:style-name="ce2" office:value-type="string" calcext:value-type="string">
            <text:p>international_eu - spain relationship status - divorced </text:p>
          </table:table-cell>
          <table:table-cell table:style-name="ce2" office:value-type="string" calcext:value-type="string">
            <text:p>['spain']</text:p>
          </table:table-cell>
          <table:table-cell table:style-name="ce2" table:number-columns-repeated="101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251793" calcext:value-type="float">
            <text:p>11251793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sharethis - ca, fr, de, uk, au, hk - life event - divorce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708917" calcext:value-type="float">
            <text:p>4708917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xaxisde_divorc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09353" calcext:value-type="float">
            <text:p>4709353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xaxisde_divorce_d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13722758" calcext:value-type="float">
            <text:p>13722758</text:p>
          </table:table-cell>
          <table:table-cell table:style-name="ce1" office:value-type="string" calcext:value-type="string">
            <text:p>pension</text:p>
          </table:table-cell>
          <table:table-cell table:style-name="ce1" office:value-type="string" calcext:value-type="string">
            <text:p>gfk &gt; de &gt; financial market services &gt; private pension insurance &gt; 3: high 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054077" calcext:value-type="float">
            <text:p>11054077</text:p>
          </table:table-cell>
          <table:table-cell table:style-name="ce1" office:value-type="string" calcext:value-type="string">
            <text:p>pension</text:p>
          </table:table-cell>
          <table:table-cell table:style-name="ce1" office:value-type="string" calcext:value-type="string">
            <text:p>kbm group - germany - microm data | microm typology <text:s/>- neighbourhood types | group f: pensioners in simple post-war buildings | common people in tenements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1054084" calcext:value-type="float">
            <text:p>11054084</text:p>
          </table:table-cell>
          <table:table-cell table:style-name="ce1" office:value-type="string" calcext:value-type="string">
            <text:p>pension</text:p>
          </table:table-cell>
          <table:table-cell table:style-name="ce1" office:value-type="string" calcext:value-type="string">
            <text:p>kbm group - germany - microm data | microm typology <text:s/>- neighbourhood types | group f: pensioners in simple post-war buildings | common single pensioners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1054057" calcext:value-type="float">
            <text:p>11054057</text:p>
          </table:table-cell>
          <table:table-cell table:style-name="ce1" office:value-type="string" calcext:value-type="string">
            <text:p>pension</text:p>
          </table:table-cell>
          <table:table-cell table:style-name="ce1" office:value-type="string" calcext:value-type="string">
            <text:p>kbm group - germany - microm data | microm typology <text:s/>- neighbourhood types | group f: pensioners in simple post-war buildings | middle class in older districts</text:p>
          </table:table-cell>
          <table:table-cell table:style-name="ce1" office:value-type="string" calcext:value-type="string">
            <text:p>['germany'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3724021" calcext:value-type="float">
            <text:p>13724021</text:p>
          </table:table-cell>
          <table:table-cell table:style-name="ce1" office:value-type="string" calcext:value-type="string">
            <text:p>pension</text:p>
          </table:table-cell>
          <table:table-cell table:style-name="ce1" office:value-type="string" calcext:value-type="string">
            <text:p>nordic data resources &gt; dk &gt; f grey perspectives &gt; f22 minimum pensions </text:p>
          </table:table-cell>
          <table:table-cell table:style-name="ce1" office:value-type="string" calcext:value-type="string">
            <text:p>['denmark']</text:p>
          </table:table-cell>
          <table:table-cell table:style-name="ce1" table:number-columns-repeated="101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5421542" calcext:value-type="float">
            <text:p>25421542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at &gt; place visits &gt; by brand &gt; shopping &gt; clothing and accessories &gt; children's apparel &gt; c&amp;a </text:p>
          </table:table-cell>
          <table:table-cell office:value-type="string" calcext:value-type="string">
            <text:p>['austria']</text:p>
          </table:table-cell>
          <table:table-cell table:number-columns-repeated="1019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5422276" calcext:value-type="float">
            <text:p>25422276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at &gt; place visits &gt; by category &gt; shopping &gt; clothing and accessories &gt; children's apparel </text:p>
          </table:table-cell>
          <table:table-cell office:value-type="string" calcext:value-type="string">
            <text:p>['austria']</text:p>
          </table:table-cell>
          <table:table-cell table:number-columns-repeated="101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5421681" calcext:value-type="float">
            <text:p>25421681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be &gt; place visits &gt; by brand &gt; shopping &gt; clothing and accessories &gt; children's apparel &gt; cks </text:p>
          </table:table-cell>
          <table:table-cell office:value-type="string" calcext:value-type="string">
            <text:p>['belgium']</text:p>
          </table:table-cell>
          <table:table-cell table:number-columns-repeated="101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3225770" calcext:value-type="float">
            <text:p>13225770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de &gt; interests &gt; shopping &gt; back to school shopp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740813" calcext:value-type="float">
            <text:p>14740813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de &gt; interests &gt; shopping &gt; seasonal &gt; christmas &gt; christmas shoppers - families with children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5419741" calcext:value-type="float">
            <text:p>25419741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de &gt; place visits &gt; by brand &gt; shopping &gt; clothing and accessories &gt; children's apparel &gt; awg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5419978" calcext:value-type="float">
            <text:p>25419978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de &gt; place visits &gt; by brand &gt; shopping &gt; consumer goods &gt; specialty store &gt; amplifon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5420650" calcext:value-type="float">
            <text:p>25420650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de &gt; place visits &gt; by brand &gt; shopping &gt; consumer goods &gt; specialty store &gt; baby1on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5422265" calcext:value-type="float">
            <text:p>25422265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de &gt; place visits &gt; by category &gt; shopping &gt; clothing and accessories &gt; children's apparel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740955" calcext:value-type="float">
            <text:p>14740955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es &gt; interests &gt; shopping &gt; seasonal &gt; christmas &gt; christmas shoppers - families with children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5421523" calcext:value-type="float">
            <text:p>25421523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boboli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5421898" calcext:value-type="float">
            <text:p>25421898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canada house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5424377" calcext:value-type="float">
            <text:p>25424377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gocco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5425358" calcext:value-type="float">
            <text:p>25425358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ikks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5425946" calcext:value-type="float">
            <text:p>25425946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es &gt; place visits &gt; by brand &gt; shopping &gt; clothing and accessories &gt; children's apparel &gt; kiddy's class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740982" calcext:value-type="float">
            <text:p>14740982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it &gt; interests &gt; shopping &gt; seasonal &gt; christmas &gt; christmas shoppers - families with children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5422261" calcext:value-type="float">
            <text:p>25422261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adsquare data alliance &gt; it &gt; place visits &gt; by category &gt; shopping &gt; clothing and accessories &gt; children's apparel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987407" calcext:value-type="float">
            <text:p>9987407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branded data &gt; factual - geopulse audiences &gt; germany &gt; brand shoppers &gt; commerzbank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987451" calcext:value-type="float">
            <text:p>9987451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branded data &gt; factual - geopulse audiences &gt; germany &gt; brand shoppers &gt; deutsche bank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15103413" calcext:value-type="float">
            <text:p>15103413</text:p>
          </table:table-cell>
          <table:table-cell table:style-name="ce1" office:value-type="string" calcext:value-type="string">
            <text:p>shopp(er|ing)</text:p>
          </table:table-cell>
          <table:table-cell table:style-name="ce1" office:value-type="string" calcext:value-type="string">
            <text:p>branded data &gt; nordic data resources &gt; denmark &gt; shopping &gt; conscious about co2 emission (power reach) </text:p>
          </table:table-cell>
          <table:table-cell table:style-name="ce1"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11153328" calcext:value-type="float">
            <text:p>11153328</text:p>
          </table:table-cell>
          <table:table-cell table:style-name="ce1" office:value-type="string" calcext:value-type="string">
            <text:p>shopp(er|ing)</text:p>
          </table:table-cell>
          <table:table-cell table:style-name="ce1" office:value-type="string" calcext:value-type="string">
            <text:p>branded data &gt; nordic data resources &gt; denmark &gt; shopping &gt; conscious about co2 emission (super target) </text:p>
          </table:table-cell>
          <table:table-cell table:style-name="ce1"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5101476" calcext:value-type="float">
            <text:p>15101476</text:p>
          </table:table-cell>
          <table:table-cell table:style-name="ce1" office:value-type="string" calcext:value-type="string">
            <text:p>shopp(er|ing)</text:p>
          </table:table-cell>
          <table:table-cell table:style-name="ce1" office:value-type="string" calcext:value-type="string">
            <text:p>branded data &gt; nordic data resources &gt; denmark &gt; shopping &gt; environmental products (power reach) </text:p>
          </table:table-cell>
          <table:table-cell table:style-name="ce1"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1154529" calcext:value-type="float">
            <text:p>11154529</text:p>
          </table:table-cell>
          <table:table-cell table:style-name="ce1" office:value-type="string" calcext:value-type="string">
            <text:p>shopp(er|ing)</text:p>
          </table:table-cell>
          <table:table-cell table:style-name="ce1" office:value-type="string" calcext:value-type="string">
            <text:p>branded data &gt; nordic data resources &gt; denmark &gt; shopping &gt; environmental products (super target) </text:p>
          </table:table-cell>
          <table:table-cell table:style-name="ce1"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101870" calcext:value-type="float">
            <text:p>15101870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branded data &gt; nordic data resources &gt; denmark &gt; shopping &gt; often influenced by advertising (power reach)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102427" calcext:value-type="float">
            <text:p>15102427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branded data &gt; nordic data resources &gt; denmark &gt; shopping &gt; prefers ecological groceries (power reach)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012547" calcext:value-type="float">
            <text:p>8012547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branded data &gt; nordic data resources &gt; denmark &gt; super target &gt; shopping &gt; kids toys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153888" calcext:value-type="float">
            <text:p>11153888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branded data &gt; nordic data resources &gt; sweden &gt; online shopping &gt; pharmaceuticals (super target) 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2523248" calcext:value-type="float">
            <text:p>22523248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digitalaudience:sweden&gt;shoppingintent&gt;clothing&gt;kid's wear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2523254" calcext:value-type="float">
            <text:p>22523254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digitalaudience:sweden&gt;shoppingintent&gt;toys&amp;children's articles&gt;babyarticles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986490" calcext:value-type="float">
            <text:p>6986490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eyeota - de kantar - demographics - demographics - main female shopper with children aged 1-18 years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6987938" calcext:value-type="float">
            <text:p>6987938</text:p>
          </table:table-cell>
          <table:table-cell table:style-name="ce1" office:value-type="string" calcext:value-type="string">
            <text:p>shopp(er|ing)</text:p>
          </table:table-cell>
          <table:table-cell table:style-name="ce1" office:value-type="string" calcext:value-type="string">
            <text:p>eyeota - de kantar - shopping - attitudes - shopper type - ad impressionable</text:p>
          </table:table-cell>
          <table:table-cell table:style-name="ce1"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6987943" calcext:value-type="float">
            <text:p>6987943</text:p>
          </table:table-cell>
          <table:table-cell table:style-name="ce1" office:value-type="string" calcext:value-type="string">
            <text:p>shopp(er|ing)</text:p>
          </table:table-cell>
          <table:table-cell table:style-name="ce1" office:value-type="string" calcext:value-type="string">
            <text:p>eyeota - de kantar - shopping - attitudes - shopper type - promo addict</text:p>
          </table:table-cell>
          <table:table-cell table:style-name="ce1"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778699" calcext:value-type="float">
            <text:p>21778699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eyeota - miq - au experian - frequent buyers - shopping - children's clothing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2759" calcext:value-type="float">
            <text:p>4072759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international_eu - france shoppers children's clothing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73973" calcext:value-type="float">
            <text:p>4073973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international_eu - germany shoppers children's clothing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75008" calcext:value-type="float">
            <text:p>4075008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international_eu - italy shoppers children's clothing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70277" calcext:value-type="float">
            <text:p>4070277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international_eu - spain shoppers children's clothing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75543" calcext:value-type="float">
            <text:p>8575543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oracle country-specific audiences &gt; france (fr) &gt; hobbies and interests (affinity) &gt; shopping &gt; children's products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575599" calcext:value-type="float">
            <text:p>8575599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oracle country-specific audiences &gt; germany (de) &gt; hobbies and interests (affinity) &gt; shopping &gt; children's product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75663" calcext:value-type="float">
            <text:p>8575663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oracle country-specific audiences &gt; italy (it) &gt; hobbies and interests (affinity) &gt; shopping &gt; children's products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75777" calcext:value-type="float">
            <text:p>8575777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oracle country-specific audiences &gt; spain (es) &gt; hobbies and interests (affinity) &gt; shopping &gt; children's products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352024" calcext:value-type="float">
            <text:p>18352024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semasio - at: classic extended audience - fashion &amp; shopping - interest in children's fashion</text:p>
          </table:table-cell>
          <table:table-cell office:value-type="string" calcext:value-type="string">
            <text:p>['austria']</text:p>
          </table:table-cell>
          <table:table-cell table:number-columns-repeated="1019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8063139" calcext:value-type="float">
            <text:p>18063139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semasio - de: fashion &amp; shopping - interest in children's fashion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8847596" calcext:value-type="float">
            <text:p>18847596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semasio - fr: classic extended audience - fashion &amp; shopping - interest in children's fashion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67622" calcext:value-type="float">
            <text:p>8267622</text:p>
          </table:table-cell>
          <table:table-cell office:value-type="string" calcext:value-type="string">
            <text:p>shopp(er|ing)</text:p>
          </table:table-cell>
          <table:table-cell office:value-type="string" calcext:value-type="string">
            <text:p>sharethis - ca, fr, de, uk, au, hk - shopping - apparel - children's clothing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714423" calcext:value-type="float">
            <text:p>13714423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az target groups &gt; insurance &gt; social security-oriented peopl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714250" calcext:value-type="float">
            <text:p>13714250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academic title holder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714978" calcext:value-type="float">
            <text:p>13714978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homeown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714286" calcext:value-type="float">
            <text:p>13714286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low earners without orientation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714940" calcext:value-type="float">
            <text:p>13714940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minimalist high-income earn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715023" calcext:value-type="float">
            <text:p>13715023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new homeown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714602" calcext:value-type="float">
            <text:p>13714602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rising low earn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714816" calcext:value-type="float">
            <text:p>13714816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self-employed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713899" calcext:value-type="float">
            <text:p>13713899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top earn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714607" calcext:value-type="float">
            <text:p>13714607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typical low earner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714467" calcext:value-type="float">
            <text:p>13714467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demographic &gt; social status &gt; village resident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714531" calcext:value-type="float">
            <text:p>13714531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az direct &gt; de &gt; lifestyle &gt; affinities &gt; social-minded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9266300" calcext:value-type="float">
            <text:p>19266300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ustom segments &gt; schober b2b mobile data germany - physicians, healthcare and social services - 1st and 2nd management level - gps data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638987" calcext:value-type="float">
            <text:p>2638987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experian fr - mosaic - blue-collar heritage - thrifty young parents in social housing 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2638992" calcext:value-type="float">
            <text:p>2638992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experian fr - mosaic - connected cosmopolites - single parents in social housing 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638995" calcext:value-type="float">
            <text:p>2638995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xperian fr - mosaic - day-to-day strugglers - singles, unemployment and social housing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2180532" calcext:value-type="float">
            <text:p>22180532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yeota - es experian - b2b - industry - cnae letter o - public administration and defence or compulsory social security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2180535" calcext:value-type="float">
            <text:p>22180535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yeota - es experian - b2b - industry - cnae letter q - health and social service activities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037814" calcext:value-type="float">
            <text:p>19037814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yeota - fi ndr - insight360 - media360 - 5 social media followers</text:p>
          </table:table-cell>
          <table:table-cell office:value-type="string" calcext:value-type="string">
            <text:p>['finland']</text:p>
          </table:table-cell>
          <table:table-cell table:number-columns-repeated="101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5741073" calcext:value-type="float">
            <text:p>15741073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yeota - se ndr - 03 consumer attitudes - social awareness 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741019" calcext:value-type="float">
            <text:p>15741019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yeota - se ndr - 03 consumer attitudes - social awareness 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9519742" calcext:value-type="float">
            <text:p>19519742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a_plain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9519801" calcext:value-type="float">
            <text:p>19519801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a_rich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19519865" calcext:value-type="float">
            <text:p>19519865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a_video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9519743" calcext:value-type="float">
            <text:p>19519743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b1_plain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19519802" calcext:value-type="float">
            <text:p>19519802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b1_rich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9519866" calcext:value-type="float">
            <text:p>19519866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b1_video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19519744" calcext:value-type="float">
            <text:p>19519744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b2_plain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9519803" calcext:value-type="float">
            <text:p>19519803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b2_rich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9519867" calcext:value-type="float">
            <text:p>19519867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b2_video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19519745" calcext:value-type="float">
            <text:p>19519745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c_plain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19519804" calcext:value-type="float">
            <text:p>19519804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c_rich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19519868" calcext:value-type="float">
            <text:p>19519868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c_video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19519746" calcext:value-type="float">
            <text:p>19519746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d_plain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9519805" calcext:value-type="float">
            <text:p>19519805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d_rich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19519869" calcext:value-type="float">
            <text:p>19519869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gh-nl_gps_xandr_da_generic_demographic_households-social-class-sociale-klasse-d_video</text:p>
          </table:table-cell>
          <table:table-cell table:style-name="ce1"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119941" calcext:value-type="float">
            <text:p>11119941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kbm group - germany - az direct | psychological values | psychological values | social - high affinity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119854" calcext:value-type="float">
            <text:p>11119854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kbm group - germany - az direct | psychological values | psychological values | social - low affinity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054050" calcext:value-type="float">
            <text:p>11054050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kbm group - germany - microm data | microm typology <text:s/>- neighbourhood types | group d: inner-city problem areas | social housing and ordinary apartment houses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054081" calcext:value-type="float">
            <text:p>11054081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kbm group - germany - microm data | microm typology <text:s/>- neighbourhood types | group e: high rises and simple tenements | areas of social focus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054104" calcext:value-type="float">
            <text:p>11054104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kbm group - germany - microm data | microm typology <text:s/>- neighbourhood types | group e: high rises and simple tenements | older social housing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054085" calcext:value-type="float">
            <text:p>11054085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kbm group - germany - microm data | microm typology <text:s/>- neighbourhood types | group h: workers in small towns | socially weak small-towners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18648875" calcext:value-type="float">
            <text:p>18648875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nielsen france - social - jobs &amp; education - education - certification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18648878" calcext:value-type="float">
            <text:p>18648878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nielsen france - social - jobs &amp; education - education - distance learning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20725862" calcext:value-type="float">
            <text:p>20725862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nielsen france - social - jobs &amp; education - education - early childhood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8648897" calcext:value-type="float">
            <text:p>18648897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nielsen france - social - jobs &amp; education - education - universities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18648921" calcext:value-type="float">
            <text:p>18648921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nielsen france - social - jobs &amp; education - job seekers</text:p>
          </table:table-cell>
          <table:table-cell table:style-name="ce1"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8648931" calcext:value-type="float">
            <text:p>18648931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nielsen france - social - lifestage - dating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8648943" calcext:value-type="float">
            <text:p>18648943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nielsen france - social - lifestage - marriage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8648953" calcext:value-type="float">
            <text:p>18648953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nielsen france - social - lifestage - retirement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50279" calcext:value-type="float">
            <text:p>7850279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france &gt; b2b &gt; firmographic &gt; industry &gt; healthcare &amp; social work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868437" calcext:value-type="float">
            <text:p>7868437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france &gt; b2b &gt; firmographic &gt; industry &gt; healthcare &amp; social work &gt; hospitals &amp; medical offices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868430" calcext:value-type="float">
            <text:p>7868430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france &gt; b2b &gt; firmographic &gt; industry &gt; healthcare &amp; social work &gt; nursing &amp; residential care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68431" calcext:value-type="float">
            <text:p>7868431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france &gt; b2b &gt; firmographic &gt; industry &gt; healthcare &amp; social work &gt; social work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868467" calcext:value-type="float">
            <text:p>7868467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germany &gt; b2b &gt; firmographic &gt; industry &gt; healthcare &amp; social work &gt; hospitals &amp; medical offices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868486" calcext:value-type="float">
            <text:p>7868486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germany &gt; b2b &gt; firmographic &gt; industry &gt; healthcare &amp; social work &gt; nursing &amp; residential car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868519" calcext:value-type="float">
            <text:p>7868519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italy &gt; b2b &gt; firmographic &gt; industry &gt; healthcare &amp; social work &gt; hospitals &amp; medical offices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68514" calcext:value-type="float">
            <text:p>7868514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italy &gt; b2b &gt; firmographic &gt; industry &gt; healthcare &amp; social work &gt; nursing &amp; residential care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868664" calcext:value-type="float">
            <text:p>7868664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spain &gt; b2b &gt; firmographic &gt; industry &gt; healthcare &amp; social work &gt; hospitals &amp; medical offices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68684" calcext:value-type="float">
            <text:p>7868684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oracle country-specific audiences &gt; spain &gt; b2b &gt; firmographic &gt; industry &gt; healthcare &amp; social work &gt; nursing &amp; residential care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8267534" calcext:value-type="float">
            <text:p>8267534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charity &amp; philanthropy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8267535" calcext:value-type="float">
            <text:p>8267535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discrimination &amp; identity relations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267536" calcext:value-type="float">
            <text:p>8267536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drug laws &amp; policy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267537" calcext:value-type="float">
            <text:p>8267537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ethics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8267538" calcext:value-type="float">
            <text:p>8267538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green living &amp; environmental issues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8267539" calcext:value-type="float">
            <text:p>8267539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housing &amp; development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8267540" calcext:value-type="float">
            <text:p>8267540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human rights &amp; liberties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8267541" calcext:value-type="float">
            <text:p>8267541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immigration policy &amp; border issues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8267542" calcext:value-type="float">
            <text:p>8267542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poverty &amp; hunger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8267543" calcext:value-type="float">
            <text:p>8267543</text:p>
          </table:table-cell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sharethis - ca, fr, de, uk, au, hk - people &amp; society - social issues &amp; advocacy - privacy issues</text:p>
          </table:table-cell>
          <table:table-cell table:style-name="ce1" office:value-type="string" calcext:value-type="string">
            <text:p>['germany', 'france']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personality.A1:personality.E1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0T13:44:49.029991195</dc:date>
    <meta:editing-duration>PT1H39M25S</meta:editing-duration>
    <meta:editing-cycles>22</meta:editing-cycles>
    <meta:document-statistic meta:table-count="1" meta:cell-count="644" meta:object-count="0"/>
  </office:meta>
</office:document-meta>
</file>